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CA0C59C4.png"/>
  <manifest:file-entry manifest:media-type="image/png" manifest:full-path="Pictures/100000000000032000000258F6AEE96B.png"/>
  <manifest:file-entry manifest:media-type="image/png" manifest:full-path="Pictures/1000000000000320000002588695583A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217E47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textarea-vertical-align="top" draw:auto-grow-height="true" fo:min-height="10.58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position="super 58%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cm" svg:y="1.9cm" presentation:class="title">
          <draw:text-box>
            <text:p>Hackspace Python </text:p>
          </draw:text-box>
        </draw:frame>
        <draw:frame presentation:style-name="pr2" draw:text-style-name="P2" draw:layer="layout" svg:width="24.599cm" svg:height="10.586cm" svg:x="2cm" svg:y="5.414cm" presentation:class="subtitle" presentation:user-transformed="true">
          <draw:text-box>
            <text:list text:style-name="L1">
              <text:list-header>
                <text:p text:style-name="P1"/>
              </text:list-header>
              <text:list-item>
                <text:p text:style-name="P1"><text:s/>This is the slidepack for the Monday night introduction to Python at Cheltenham Hackspace</text:p>
              </text:list-item>
              <text:list-item>
                <text:p text:style-name="P1"><text:s/>These slides will be updated as we progress through the course</text:p>
              </text:list-item>
              <text:list-item>
                <text:p text:style-name="P1"><text:s/>Uses Pycharm Edu as tool for learning</text:p>
              </text:list-item>
              <text:list-item>
                <text:p text:style-name="P1"><text:s/>Week one notes can be found here: </text:p>
                <text:p text:style-name="P1"><text:span text:style-name="T1"><text:a xlink:href="https://prezi.com/mqkqvsic6dtp/cheltenham-hackspace/">https://prezi.com/mqkqvsic6dtp/cheltenham-hackspace/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4" draw:layer="layout" svg:width="23.5cm" svg:height="2.843cm" svg:x="2cm" svg:y="1.9cm" presentation:class="title">
          <draw:text-box>
            <text:p>Boolean Operators</text:p>
          </draw:text-box>
        </draw:frame>
        <draw:frame presentation:style-name="pr5" draw:layer="layout" svg:width="24.599cm" svg:height="11.621cm" svg:x="2cm" svg:y="5.414cm" presentation:class="outline" presentation:user-transformed="true">
          <draw:text-box>
            <text:list text:style-name="L2">
              <text:list-item>
                <text:p>Allows control of flow of program by comparison of variables</text:p>
              </text:list-item>
              <text:list-item>
                <text:p>Already introduced:</text:p>
                <text:list>
                  <text:list-item>
                    <text:p>Equals (==)</text:p>
                  </text:list-item>
                  <text:list-item>
                    <text:p>Not equals (!=)<text:span text:style-name="T2">1</text:span></text:p>
                  </text:list-item>
                  <text:list-item>
                    <text:p>Greater than/Greater than or equal (&gt;/&gt;=)</text:p>
                  </text:list-item>
                  <text:list-item>
                    <text:p>Less than/Less than or equal (&lt;/&lt;=)</text:p>
                  </text:list-item>
                </text:list>
                <text:p><text:span text:style-name="T1">In python 2 you may see “&lt;&gt;” as the operator for not equal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>
            <draw:text-box>
              <text:p>In all but the most simple programs you will be required to control the flow of a program.</text:p>
              <text:p>This is where boolean operators come into effect. They allow you to compare the values of variables and make decisions based on that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numbers3" xlink:href="Pictures/100000000000032000000258F6AEE96B.png" xlink:type="simple" xlink:show="embed" xlink:actuate="onLoad"/>
    <draw:fill-image draw:name="organic" xlink:href="Pictures/100000000000032000000258CA0C59C4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ater" style:repeat="stretch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water" style:page-layout-name="PM1" draw:style-name="Mdp2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7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oder sparks</meta:initial-creator>
    <meta:creation-date>2016-02-14T10:25:52.38</meta:creation-date>
    <meta:editing-duration>PT10M46S</meta:editing-duration>
    <meta:editing-cycles>2</meta:editing-cycles>
    <dc:date>2016-02-14T10:54:12.21</dc:date>
    <dc:creator>coder sparks</dc:creator>
    <meta:document-statistic meta:object-count="51"/>
    <meta:generator>OpenOffice/4.1.2$Win32 OpenOffice.org_project/412m3$Build-9782</meta:generator>
  </office:meta>
</office:document-meta>
</file>